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GB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0.19792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center" draw:fill="solid" draw:fill-color="#ffc000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center" draw:fill="solid" draw:fill-color="#3b7d23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7-blank-Blank" presentation:presentation-page-layout-name="Master1-PPL7" draw:id="Slide-257">
        <draw:frame draw:id="id65" draw:style-name="a388" draw:name="TextBox 11" svg:x="1.1767in" svg:y="2.17502in" svg:width="11.02485in" svg:height="2.44122in">
          <draw:text-box>
            <text:p text:style-name="a385" text:class-names="" text:cond-style-name=""><text:span text:style-name="a384" text:class-names="">NASDAQ Sector Heatmap</text:span></text:p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6" draw:style-name="a391" draw:name="TextBox 31" svg:x="3.12297in" svg:y="2.88376in" svg:width="1.65373in" svg:height="0.55393in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7" draw:style-name="a397" draw:name="TextBox 32" svg:x="3.12297in" svg:y="2.56877in" svg:width="1.65373in" svg:height="0.86893in">
          <draw:text-box>
            <text:p text:style-name="a393" text:class-names="" text:cond-style-name=""><text:span text:style-name="a392" text:class-names="">Technology</text:span></text:p>
            <text:p text:style-name="a396" text:class-names="" text:cond-style-name=""><text:span text:style-name="a394" text:class-names="">62</text:span><text:span text:style-name="a395" text:class-names=""/></text:p>
          </draw:text-box>
          <svg:title/>
          <svg:desc/>
        </draw:frame>
        <draw:frame draw:id="id68" draw:style-name="a423" draw:name="TextBox 3" svg:x="1.15424in" svg:y="0.67879in" svg:width="11.02485in" svg:height="1.18123in">
          <draw:text-box>
            <text:p text:style-name="a399" text:class-names="" text:cond-style-name=""><text:span text:style-name="a398" text:class-names="">Market Sentiment</text:span></text:p>
            <text:p text:style-name="a407" text:class-names="" text:cond-style-name=""><text:span text:style-name="a400" text:class-names="">% S&amp;P 500 &gt; 200d MA: 67</text:span><text:span text:style-name="a401" text:class-names="">%<text:tab/>VIX</text:span><text:span text:style-name="a402" text:class-names="">: 15.8      </text:span><text:span text:style-name="a403" text:class-names=""><text:tab/><text:tab/>Credit<text:s text:c="1"/></text:span><text:span text:style-name="a404" text:class-names="">Spread: 1.2</text:span><text:span text:style-name="a405" text:class-names="">% <text:tab/><text:tab/>Yield<text:s text:c="1"/></text:span><text:span text:style-name="a406" text:class-names="">Curve (10Y-2Y): -0.45%        </text:span></text:p>
            <text:p text:style-name="a412" text:class-names="" text:cond-style-name=""><text:span text:style-name="a408" text:class-names="">% S&amp;P 500</text:span><text:span text:style-name="a409" text:class-names=""><text:s text:c="1"/>Gauge</text:span><text:span text:style-name="a410" text:class-names="">:<text:s text:c="1"/></text:span><text:span text:style-name="a411" text:class-names=""/></text:p>
            <text:p text:style-name="a420" text:class-names="" text:cond-style-name=""><text:span text:style-name="a413" text:class-names=""><text:tab/><text:tab/> <text:s text:c="1"/></text:span><text:span text:style-name="a414" text:class-names="">Bullish</text:span><text:span text:style-name="a415" text:class-names=""><text:tab/><text:tab/><text:tab/></text:span><text:span text:style-name="a416" text:class-names="">Neutral</text:span><text:span text:style-name="a417" text:class-names=""><text:tab/><text:tab/><text:tab/></text:span><text:span text:style-name="a418" text:class-names="">Bearis</text:span><text:span text:style-name="a419" text:class-names="">h</text:span></text:p>
            <text:p text:style-name="a422" text:class-names="" text:cond-style-name=""><text:span text:style-name="a421" text:class-names=""/></text:p>
          </draw:text-box>
          <svg:title/>
          <svg:desc/>
        </draw:frame>
        <draw:g draw:name="Group 10" draw:id="id69">
          <svg:title/>
          <svg:desc/>
          <draw:custom-shape svg:x="3.28046in" svg:y="1.38753in" svg:width="6.53616in" svg:height="0.1575in" draw:id="id101" draw:style-name="a519" draw:name="Rectangle 4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28046in" svg:y="1.38753in" svg:width="2.5108in" svg:height="0.1575in" draw:id="id102" draw:style-name="a522" draw:name="Rectangle 5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0" draw:style-name="a426" draw:name="TextBox 9" svg:x="1.15424in" svg:y="0.28419in" svg:width="11.02485in" svg:height="0.31317in">
          <draw:text-box>
            <text:p text:style-name="a425" text:class-names="" text:cond-style-name=""><text:span text:style-name="a424" text:class-names="">MARKET OVERVIEW DASHBOARD<text:s text:c="1"/></text:span></text:p>
          </draw:text-box>
          <svg:title/>
          <svg:desc/>
        </draw:frame>
        <draw:g draw:name="Group 29" draw:id="id71">
          <svg:title/>
          <svg:desc/>
          <draw:frame draw:id="id99" draw:style-name="a510" draw:name="TextBox 16" svg:x="1.31174in" svg:y="2.88376in" svg:width="1.65373in" svg:height="0.55393in">
            <draw:text-box>
              <text:p text:style-name="a509" text:class-names="" text:cond-style-name=""><text:span text:style-name="a508" text:class-names=""/></text:p>
            </draw:text-box>
            <svg:title/>
            <svg:desc/>
          </draw:frame>
          <draw:frame draw:id="id100" draw:style-name="a516" draw:name="TextBox 17" svg:x="1.31174in" svg:y="2.56877in" svg:width="1.65373in" svg:height="0.86893in">
            <draw:text-box>
              <text:p text:style-name="a512" text:class-names="" text:cond-style-name=""><text:span text:style-name="a511" text:class-names="">Communications</text:span></text:p>
              <text:p text:style-name="a515" text:class-names="" text:cond-style-name=""><text:span text:style-name="a513" text:class-names="">82</text:span><text:span text:style-name="a514" text:class-names=""/></text:p>
            </draw:text-box>
            <svg:title/>
            <svg:desc/>
          </draw:frame>
        </draw:g>
        <draw:g draw:name="Group 33" draw:id="id72">
          <svg:title/>
          <svg:desc/>
          <draw:frame draw:id="id97" draw:style-name="a501" draw:name="TextBox 34" svg:x="4.93419in" svg:y="2.88376in" svg:width="1.65373in" svg:height="0.55393in">
            <draw:text-box>
              <text:p text:style-name="a500" text:class-names="" text:cond-style-name=""><text:span text:style-name="a499" text:class-names=""/></text:p>
            </draw:text-box>
            <svg:title/>
            <svg:desc/>
          </draw:frame>
          <draw:frame draw:id="id98" draw:style-name="a507" draw:name="TextBox 35" svg:x="4.93419in" svg:y="2.56877in" svg:width="1.65373in" svg:height="0.86893in">
            <draw:text-box>
              <text:p text:style-name="a503" text:class-names="" text:cond-style-name=""><text:span text:style-name="a502" text:class-names="">Energy</text:span></text:p>
              <text:p text:style-name="a506" text:class-names="" text:cond-style-name=""><text:span text:style-name="a504" text:class-names="">41</text:span><text:span text:style-name="a505" text:class-names=""/></text:p>
            </draw:text-box>
            <svg:title/>
            <svg:desc/>
          </draw:frame>
        </draw:g>
        <draw:g draw:name="Group 36" draw:id="id73">
          <svg:title/>
          <svg:desc/>
          <draw:frame draw:id="id95" draw:style-name="a492" draw:name="TextBox 37" svg:x="6.74542in" svg:y="2.88376in" svg:width="1.65373in" svg:height="0.55393in">
            <draw:text-box>
              <text:p text:style-name="a491" text:class-names="" text:cond-style-name=""><text:span text:style-name="a490" text:class-names=""/></text:p>
            </draw:text-box>
            <svg:title/>
            <svg:desc/>
          </draw:frame>
          <draw:frame draw:id="id96" draw:style-name="a498" draw:name="TextBox 38" svg:x="6.74542in" svg:y="2.56877in" svg:width="1.65373in" svg:height="0.86893in">
            <draw:text-box>
              <text:p text:style-name="a494" text:class-names="" text:cond-style-name=""><text:span text:style-name="a493" text:class-names="">Financials</text:span></text:p>
              <text:p text:style-name="a497" text:class-names="" text:cond-style-name=""><text:span text:style-name="a495" text:class-names="">78</text:span><text:span text:style-name="a496" text:class-names=""/></text:p>
            </draw:text-box>
            <svg:title/>
            <svg:desc/>
          </draw:frame>
        </draw:g>
        <draw:g draw:name="Group 39" draw:id="id74">
          <svg:title/>
          <svg:desc/>
          <draw:frame draw:id="id93" draw:style-name="a483" draw:name="TextBox 40" svg:x="8.55664in" svg:y="2.88376in" svg:width="1.65373in" svg:height="0.55393in">
            <draw:text-box>
              <text:p text:style-name="a482" text:class-names="" text:cond-style-name=""><text:span text:style-name="a481" text:class-names=""/></text:p>
            </draw:text-box>
            <svg:title/>
            <svg:desc/>
          </draw:frame>
          <draw:frame draw:id="id94" draw:style-name="a489" draw:name="TextBox 41" svg:x="8.55664in" svg:y="2.56877in" svg:width="1.65373in" svg:height="0.86893in">
            <draw:text-box>
              <text:p text:style-name="a485" text:class-names="" text:cond-style-name=""><text:span text:style-name="a484" text:class-names="">Healthcare</text:span></text:p>
              <text:p text:style-name="a488" text:class-names="" text:cond-style-name=""><text:span text:style-name="a486" text:class-names="">80</text:span><text:span text:style-name="a487" text:class-names=""/></text:p>
            </draw:text-box>
            <svg:title/>
            <svg:desc/>
          </draw:frame>
        </draw:g>
        <draw:g draw:name="Group 42" draw:id="id75">
          <svg:title/>
          <svg:desc/>
          <draw:frame draw:id="id91" draw:style-name="a474" draw:name="TextBox 43" svg:x="10.36787in" svg:y="2.88376in" svg:width="1.65373in" svg:height="0.55393in">
            <draw:text-box>
              <text:p text:style-name="a473" text:class-names="" text:cond-style-name=""><text:span text:style-name="a472" text:class-names=""/></text:p>
            </draw:text-box>
            <svg:title/>
            <svg:desc/>
          </draw:frame>
          <draw:frame draw:id="id92" draw:style-name="a480" draw:name="TextBox 44" svg:x="10.36786in" svg:y="2.56877in" svg:width="1.65373in" svg:height="0.86893in">
            <draw:text-box>
              <text:p text:style-name="a476" text:class-names="" text:cond-style-name=""><text:span text:style-name="a475" text:class-names="">Utilities</text:span></text:p>
              <text:p text:style-name="a479" text:class-names="" text:cond-style-name=""><text:span text:style-name="a477" text:class-names="">55</text:span><text:span text:style-name="a478" text:class-names=""/></text:p>
            </draw:text-box>
            <svg:title/>
            <svg:desc/>
          </draw:frame>
        </draw:g>
        <draw:g draw:name="Group 45" draw:id="id76">
          <svg:title/>
          <svg:desc/>
          <draw:frame draw:id="id89" draw:style-name="a465" draw:name="TextBox 46" svg:x="1.31174in" svg:y="3.9075in" svg:width="1.65373in" svg:height="0.55393in">
            <draw:text-box>
              <text:p text:style-name="a464" text:class-names="" text:cond-style-name=""><text:span text:style-name="a463" text:class-names=""/></text:p>
            </draw:text-box>
            <svg:title/>
            <svg:desc/>
          </draw:frame>
          <draw:frame draw:id="id90" draw:style-name="a471" draw:name="TextBox 47" svg:x="1.31174in" svg:y="3.5925in" svg:width="1.65373in" svg:height="0.86893in">
            <draw:text-box>
              <text:p text:style-name="a467" text:class-names="" text:cond-style-name=""><text:span text:style-name="a466" text:class-names="">Industrials</text:span></text:p>
              <text:p text:style-name="a470" text:class-names="" text:cond-style-name=""><text:span text:style-name="a468" text:class-names="">77</text:span><text:span text:style-name="a469" text:class-names=""/></text:p>
            </draw:text-box>
            <svg:title/>
            <svg:desc/>
          </draw:frame>
        </draw:g>
        <draw:g draw:name="Group 48" draw:id="id77">
          <svg:title/>
          <svg:desc/>
          <draw:frame draw:id="id87" draw:style-name="a456" draw:name="TextBox 49" svg:x="3.12297in" svg:y="3.9075in" svg:width="1.65373in" svg:height="0.55393in">
            <draw:text-box>
              <text:p text:style-name="a455" text:class-names="" text:cond-style-name=""><text:span text:style-name="a454" text:class-names=""/></text:p>
            </draw:text-box>
            <svg:title/>
            <svg:desc/>
          </draw:frame>
          <draw:frame draw:id="id88" draw:style-name="a462" draw:name="TextBox 50" svg:x="3.12297in" svg:y="3.5925in" svg:width="1.65373in" svg:height="0.86893in">
            <draw:text-box>
              <text:p text:style-name="a458" text:class-names="" text:cond-style-name=""><text:span text:style-name="a457" text:class-names="">Materials</text:span></text:p>
              <text:p text:style-name="a461" text:class-names="" text:cond-style-name=""><text:span text:style-name="a459" text:class-names="">59</text:span><text:span text:style-name="a460" text:class-names=""/></text:p>
            </draw:text-box>
            <svg:title/>
            <svg:desc/>
          </draw:frame>
        </draw:g>
        <draw:g draw:name="Group 51" draw:id="id78">
          <svg:title/>
          <svg:desc/>
          <draw:frame draw:id="id85" draw:style-name="a447" draw:name="TextBox 52" svg:x="4.93419in" svg:y="3.9075in" svg:width="1.65373in" svg:height="0.55393in">
            <draw:text-box>
              <text:p text:style-name="a446" text:class-names="" text:cond-style-name=""><text:span text:style-name="a445" text:class-names=""/></text:p>
            </draw:text-box>
            <svg:title/>
            <svg:desc/>
          </draw:frame>
          <draw:frame draw:id="id86" draw:style-name="a453" draw:name="TextBox 53" svg:x="4.93419in" svg:y="3.5925in" svg:width="1.65373in" svg:height="0.86893in">
            <draw:text-box>
              <text:p text:style-name="a449" text:class-names="" text:cond-style-name=""><text:span text:style-name="a448" text:class-names="">Consumer Disc.</text:span></text:p>
              <text:p text:style-name="a452" text:class-names="" text:cond-style-name=""><text:span text:style-name="a450" text:class-names="">81</text:span><text:span text:style-name="a451" text:class-names=""/></text:p>
            </draw:text-box>
            <svg:title/>
            <svg:desc/>
          </draw:frame>
        </draw:g>
        <draw:g draw:name="Group 54" draw:id="id79">
          <svg:title/>
          <svg:desc/>
          <draw:frame draw:id="id83" draw:style-name="a438" draw:name="TextBox 55" svg:x="6.74542in" svg:y="3.9075in" svg:width="1.65373in" svg:height="0.55393in">
            <draw:text-box>
              <text:p text:style-name="a437" text:class-names="" text:cond-style-name=""><text:span text:style-name="a436" text:class-names=""/></text:p>
            </draw:text-box>
            <svg:title/>
            <svg:desc/>
          </draw:frame>
          <draw:frame draw:id="id84" draw:style-name="a444" draw:name="TextBox 56" svg:x="6.74542in" svg:y="3.5925in" svg:width="1.65373in" svg:height="0.86893in">
            <draw:text-box>
              <text:p text:style-name="a440" text:class-names="" text:cond-style-name=""><text:span text:style-name="a439" text:class-names="">Consumer Staples</text:span></text:p>
              <text:p text:style-name="a443" text:class-names="" text:cond-style-name=""><text:span text:style-name="a441" text:class-names="">83</text:span><text:span text:style-name="a442" text:class-names=""/></text:p>
            </draw:text-box>
            <svg:title/>
            <svg:desc/>
          </draw:frame>
        </draw:g>
        <draw:g draw:name="Group 57" draw:id="id80">
          <svg:title/>
          <svg:desc/>
          <draw:frame draw:id="id81" draw:style-name="a429" draw:name="TextBox 58" svg:x="8.55664in" svg:y="3.9075in" svg:width="1.65373in" svg:height="0.55393in">
            <draw:text-box>
              <text:p text:style-name="a428" text:class-names="" text:cond-style-name=""><text:span text:style-name="a427" text:class-names=""/></text:p>
            </draw:text-box>
            <svg:title/>
            <svg:desc/>
          </draw:frame>
          <draw:frame draw:id="id82" draw:style-name="a435" draw:name="TextBox 59" svg:x="8.55664in" svg:y="3.5925in" svg:width="1.65373in" svg:height="0.86893in">
            <draw:text-box>
              <text:p text:style-name="a431" text:class-names="" text:cond-style-name=""><text:span text:style-name="a430" text:class-names="">Reits</text:span></text:p>
              <text:p text:style-name="a434" text:class-names="" text:cond-style-name=""><text:span text:style-name="a432" text:class-names="">53</text:span><text:span text:style-name="a433" text:class-names=""/></text:p>
            </draw:text-box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dd Adams</meta:initial-creator>
    <dc:creator>Todd Adams</dc:creator>
    <meta:creation-date>2025-11-08T16:51:27Z</meta:creation-date>
    <dc:date>2025-11-09T08:06:20Z</dc:date>
    <meta:editing-cycles>2</meta:editing-cycles>
    <meta:editing-duration>PT0S</meta:editing-duration>
    <meta:document-statistic meta:paragraph-count="28" meta:word-count="84"/>
  </office:meta>
</office:document-meta>
</file>